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left"/>
    </style:style>
    <style:style style:name="Tableau1.A" style:family="table-column">
      <style:table-column-properties style:column-width="11.321cm"/>
    </style:style>
    <style:style style:name="Tableau1.B" style:family="table-column">
      <style:table-column-properties style:column-width="5.68cm"/>
    </style:style>
    <style:style style:name="Tableau1.A1" style:family="table-cell">
      <style:table-cell-properties style:vertical-align="middle" fo:padding="0.049cm" fo:border="none"/>
    </style:style>
    <style:style style:name="P1" style:family="paragraph" style:parent-style-name="Horizontal_20_Line">
      <style:paragraph-properties fo:orphans="1"/>
    </style:style>
    <style:style style:name="P2" style:family="paragraph" style:parent-style-name="Heading_20_2">
      <style:paragraph-properties fo:orphans="1"/>
    </style:style>
    <style:style style:name="P3" style:family="paragraph" style:parent-style-name="Heading_20_3">
      <style:paragraph-properties fo:orphans="1"/>
    </style:style>
    <style:style style:name="P4" style:family="paragraph" style:parent-style-name="Heading_20_4">
      <style:paragraph-properties fo:orphans="1"/>
    </style:style>
    <style:style style:name="P5" style:family="paragraph" style:parent-style-name="Preformatted_20_Text">
      <style:paragraph-properties fo:margin-left="0cm" fo:margin-right="0cm" fo:text-indent="0cm" style:auto-text-indent="false"/>
    </style:style>
    <style:style style:name="P6" style:family="paragraph" style:parent-style-name="Preformatted_20_Text">
      <style:paragraph-properties fo:margin-top="0cm" fo:margin-bottom="0.499cm" style:contextual-spacing="false"/>
    </style:style>
    <style:style style:name="P7" style:family="paragraph" style:parent-style-name="Preformatted_20_Text" style:list-style-name="L2"/>
    <style:style style:name="P8" style:family="paragraph" style:parent-style-name="Preformatted_20_Text" style:list-style-name="L2">
      <style:paragraph-properties fo:margin-top="0cm" fo:margin-bottom="0.499cm" style:contextual-spacing="false"/>
    </style:style>
    <style:style style:name="P9" style:family="paragraph" style:parent-style-name="Preformatted_20_Text" style:list-style-name="L2">
      <style:paragraph-properties fo:margin-left="0cm" fo:margin-right="0cm" fo:text-indent="0cm" style:auto-text-indent="false"/>
    </style:style>
    <style:style style:name="P10" style:family="paragraph" style:parent-style-name="Preformatted_20_Text" style:list-style-name="L2">
      <style:paragraph-properties fo:margin-left="0cm" fo:margin-right="0cm" fo:text-indent="0cm" style:auto-text-indent="false"/>
      <style:text-properties officeooo:rsid="00020cb5" officeooo:paragraph-rsid="00020cb5"/>
    </style:style>
    <style:style style:name="P11" style:family="paragraph" style:parent-style-name="Preformatted_20_Text">
      <style:paragraph-properties fo:margin-left="0cm" fo:margin-right="0cm" fo:text-indent="0cm" style:auto-text-indent="false"/>
      <style:text-properties officeooo:rsid="00020cb5" officeooo:paragraph-rsid="00020cb5"/>
    </style:style>
    <style:style style:name="P12" style:family="paragraph" style:parent-style-name="Preformatted_20_Text">
      <style:paragraph-properties fo:margin-left="0cm" fo:margin-right="0cm" fo:orphans="1" fo:text-indent="0cm" style:auto-text-indent="false"/>
    </style:style>
    <style:style style:name="P13" style:family="paragraph" style:parent-style-name="Preformatted_20_Text">
      <style:paragraph-properties fo:margin-left="0cm" fo:margin-right="0cm" fo:margin-top="0cm" fo:margin-bottom="0.499cm" style:contextual-spacing="false" fo:orphans="1" fo:text-indent="0cm" style:auto-text-indent="false"/>
    </style:style>
    <style:style style:name="P14" style:family="paragraph" style:parent-style-name="Preformatted_20_Text">
      <style:paragraph-properties fo:orphans="1"/>
    </style:style>
    <style:style style:name="P15" style:family="paragraph" style:parent-style-name="Preformatted_20_Text">
      <style:paragraph-properties fo:margin-top="0cm" fo:margin-bottom="0.499cm" style:contextual-spacing="false" fo:orphans="1"/>
    </style:style>
    <style:style style:name="P16" style:family="paragraph" style:parent-style-name="Standard">
      <loext:graphic-properties draw:fill="solid" draw:fill-color="#1e1f22"/>
      <style:paragraph-properties fo:background-color="#1e1f22" fo:padding="0cm" fo:border="none" style:shadow="none"/>
      <style:text-properties style:use-window-font-color="true" loext:opacity="0%" fo:background-color="transparent"/>
    </style:style>
    <style:style style:name="P17" style:family="paragraph" style:parent-style-name="Standard">
      <style:text-properties style:use-window-font-color="true" loext:opacity="0%" fo:background-color="transparent"/>
    </style:style>
    <style:style style:name="P18" style:family="paragraph" style:parent-style-name="Standard">
      <loext:graphic-properties draw:fill="solid" draw:fill-color="#1e1f22"/>
      <style:paragraph-properties fo:background-color="#1e1f22" fo:padding="0cm" fo:border="none" style:shadow="none"/>
      <style:text-properties style:use-window-font-color="true" loext:opacity="0%" officeooo:paragraph-rsid="00020cb5" fo:background-color="transparent"/>
    </style:style>
    <style:style style:name="P19" style:family="paragraph" style:parent-style-name="Standard">
      <style:paragraph-properties fo:margin-left="0cm" fo:margin-right="0cm" fo:orphans="1" fo:text-indent="0cm" style:auto-text-indent="false"/>
    </style:style>
    <style:style style:name="P20" style:family="paragraph" style:parent-style-name="Standard">
      <style:paragraph-properties fo:orphans="1"/>
    </style:style>
    <style:style style:name="P21" style:family="paragraph" style:parent-style-name="Text_20_body" style:list-style-name="L1"/>
    <style:style style:name="P22" style:family="paragraph" style:parent-style-name="Text_20_body" style:list-style-name="L1">
      <style:paragraph-properties fo:margin-top="0cm" fo:margin-bottom="0cm" style:contextual-spacing="false"/>
    </style:style>
    <style:style style:name="P23" style:family="paragraph" style:parent-style-name="Text_20_body" style:list-style-name="L2"/>
    <style:style style:name="P24" style:family="paragraph" style:parent-style-name="Text_20_body">
      <loext:graphic-properties draw:fill="solid" draw:fill-color="#1e1f22"/>
      <style:paragraph-properties fo:background-color="#1e1f22" fo:padding="0cm" fo:border="none" style:shadow="none"/>
      <style:text-properties style:use-window-font-color="true" loext:opacity="0%" officeooo:paragraph-rsid="00020cb5" fo:background-color="transparent"/>
    </style:style>
    <style:style style:name="P25" style:family="paragraph" style:parent-style-name="Text_20_body">
      <style:paragraph-properties fo:margin-left="0cm" fo:margin-right="0cm" fo:orphans="1" fo:text-indent="0cm" style:auto-text-indent="false"/>
    </style:style>
    <style:style style:name="P26" style:family="paragraph" style:parent-style-name="Text_20_body">
      <style:paragraph-properties fo:margin-left="0cm" fo:margin-right="0cm" fo:margin-top="0cm" fo:margin-bottom="0cm" style:contextual-spacing="false" fo:orphans="1" fo:text-indent="0cm" style:auto-text-indent="false"/>
    </style:style>
    <style:style style:name="P27" style:family="paragraph" style:parent-style-name="Text_20_body">
      <style:paragraph-properties fo:orphans="1"/>
    </style:style>
    <style:style style:name="P28" style:family="paragraph" style:parent-style-name="Text_20_body" style:list-style-name="L3">
      <style:paragraph-properties fo:margin-top="0cm" fo:margin-bottom="0cm" style:contextual-spacing="false" fo:orphans="1"/>
    </style:style>
    <style:style style:name="P29" style:family="paragraph" style:parent-style-name="Text_20_body" style:list-style-name="L3">
      <style:paragraph-properties fo:orphans="1"/>
    </style:style>
    <style:style style:name="P30" style:family="paragraph" style:parent-style-name="Text_20_body" style:list-style-name="L4">
      <style:paragraph-properties fo:margin-top="0cm" fo:margin-bottom="0cm" style:contextual-spacing="false" fo:orphans="1"/>
    </style:style>
    <style:style style:name="P31" style:family="paragraph" style:parent-style-name="Text_20_body" style:list-style-name="L4">
      <style:paragraph-properties fo:orphans="1"/>
    </style:style>
    <style:style style:name="P32" style:family="paragraph" style:parent-style-name="Text_20_body" style:list-style-name="L5">
      <style:paragraph-properties fo:margin-top="0cm" fo:margin-bottom="0cm" style:contextual-spacing="false" fo:orphans="1"/>
    </style:style>
    <style:style style:name="P33" style:family="paragraph" style:parent-style-name="Text_20_body" style:list-style-name="L5">
      <style:paragraph-properties fo:orphans="1"/>
    </style:style>
    <style:style style:name="P34" style:family="paragraph" style:parent-style-name="Text_20_body" style:list-style-name="L6">
      <style:paragraph-properties fo:margin-top="0cm" fo:margin-bottom="0cm" style:contextual-spacing="false" fo:orphans="1"/>
    </style:style>
    <style:style style:name="P35" style:family="paragraph" style:parent-style-name="Text_20_body" style:list-style-name="L6">
      <style:paragraph-properties fo:orphans="1"/>
    </style:style>
    <style:style style:name="T1" style:family="text">
      <style:text-properties fo:color="#cf8e6d" loext:opacity="100%" style:font-name="JetBrains Mono" fo:font-size="10pt" fo:font-style="normal" fo:font-weight="normal" style:font-size-asian="10pt" style:font-style-asian="normal" style:font-weight-asian="normal"/>
    </style:style>
    <style:style style:name="T2" style:family="text">
      <style:text-properties fo:color="#bcbec4" loext:opacity="100%" style:font-name="JetBrains Mono" fo:font-size="10pt" fo:font-style="normal" fo:font-weight="normal" style:font-size-asian="10pt" style:font-style-asian="normal" style:font-weight-asian="normal"/>
    </style:style>
    <style:style style:name="T3" style:family="text">
      <style:text-properties fo:color="#aa4926" loext:opacity="100%" style:font-name="JetBrains Mono" fo:font-size="10pt" fo:font-style="normal" fo:font-weight="normal" style:font-size-asian="10pt" style:font-style-asian="normal" style:font-weight-asian="normal"/>
    </style:style>
    <style:style style:name="T4" style:family="text">
      <style:text-properties fo:color="#2aacb8"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style:font-size-asian="10pt" style:font-style-asian="normal" style:font-weight-asian="normal"/>
    </style:style>
    <style:style style:name="T6" style:family="text">
      <style:text-properties fo:color="#b200b2" loext:opacity="100%" style:font-name="JetBrains Mono" fo:font-size="10pt" fo:font-style="normal" fo:font-weight="normal" style:font-size-asian="10pt" style:font-style-asian="normal" style:font-weight-asian="normal"/>
    </style:style>
    <style:style style:name="T7" style:family="text">
      <style:text-properties fo:color="#94558d" loext:opacity="100%" style:font-name="JetBrains Mono" fo:font-size="10pt" fo:font-style="normal" fo:font-weight="normal" style:font-size-asian="10pt" style:font-style-asian="normal" style:font-weight-asian="normal"/>
    </style:style>
    <style:style style:name="T8" style:family="text">
      <style:text-properties fo:color="#b3ae60" loext:opacity="100%" style:font-name="JetBrains Mono" fo:font-size="10pt" fo:font-style="normal" fo:font-weight="normal" style:font-size-asian="10pt" style:font-style-asian="normal" style:font-weight-asian="normal"/>
    </style:style>
    <style:style style:name="T9" style:family="text">
      <style:text-properties fo:color="#56a8f5" loext:opacity="100%" style:font-name="JetBrains Mono" fo:font-size="10pt" fo:font-style="normal" fo:font-weight="normal" style:font-size-asian="10pt" style:font-style-asian="normal" style:font-weight-asian="normal"/>
    </style:style>
    <style:style style:name="T10" style:family="text">
      <style:text-properties fo:color="#8888c6" loext:opacity="100%" style:font-name="JetBrains Mono" fo:font-size="10pt" fo:font-style="normal" fo:font-weight="normal" style:font-size-asian="10pt" style:font-style-asian="normal" style:font-weight-asian="normal"/>
    </style:style>
    <style:style style:name="T11" style:family="text">
      <style:text-properties style:font-name="JetBrains Mono" fo:font-size="10pt" fo:font-style="normal" fo:font-weight="normal" style:font-size-asian="10pt" style:font-style-asian="normal" style:font-weight-asian="normal"/>
    </style:style>
    <style:style style:name="T12" style:family="text">
      <style:text-properties style:font-name="JetBrains Mono" fo:font-size="10pt" fo:font-style="normal" fo:font-weight="normal" style:font-size-asian="10pt" style:font-style-asian="normal" style:font-weight-asian="normal"/>
    </style:style>
    <style:style style:name="T13" style:family="text">
      <style:text-properties style:font-name="JetBrains Mono" fo:font-size="10pt" fo:font-style="normal" fo:font-weight="normal" style:font-size-asian="10pt" style:font-style-asian="normal" style:font-weight-asian="normal"/>
    </style:style>
    <style:style style:name="T14" style:family="text">
      <style:text-properties style:font-name="JetBrains Mono" fo:font-size="10pt" fo:font-style="normal" fo:font-weight="normal" style:font-size-asian="10pt" style:font-style-asian="normal" style:font-weight-asian="normal"/>
    </style:style>
    <style:style style:name="T15" style:family="text">
      <style:text-properties style:font-name="JetBrains Mono" fo:font-size="10pt" fo:font-style="normal" fo:font-weight="normal" style:font-size-asian="10pt" style:font-style-asian="normal" style:font-weight-asian="normal"/>
    </style:style>
    <style:style style:name="T16" style:family="text">
      <style:text-properties style:font-name="JetBrains Mono" fo:font-size="10pt" fo:font-style="normal" fo:font-weight="normal" style:font-size-asian="10pt" style:font-style-asian="normal" style:font-weight-asian="normal"/>
    </style:style>
    <style:style style:name="T17" style:family="text">
      <style:text-properties style:font-name="JetBrains Mono" fo:font-size="10pt" fo:font-style="normal" fo:font-weight="normal" style:font-size-asian="10pt" style:font-style-asian="normal" style:font-weight-asian="normal"/>
    </style:style>
    <style:style style:name="T18" style:family="text">
      <style:text-properties style:font-name="JetBrains Mono" fo:font-size="10pt" fo:font-style="normal" fo:font-weight="normal" style:font-size-asian="10pt" style:font-style-asian="normal" style:font-weight-asian="normal"/>
    </style:style>
    <style:style style:name="T19" style:family="text">
      <style:text-properties style:font-name="JetBrains Mono" fo:font-size="10pt" fo:font-style="normal" fo:font-weight="normal" style:font-size-asian="10pt" style:font-style-asian="normal" style:font-weight-asian="normal"/>
    </style:style>
    <style:style style:name="T20" style:family="text">
      <style:text-properties style:font-name="JetBrains Mono" fo:font-size="10pt" fo:font-style="normal" fo:font-weight="normal" style:font-size-asian="10pt" style:font-style-asian="normal" style:font-weight-asian="normal"/>
    </style:style>
    <style:style style:name="T21" style:family="text">
      <style:text-properties style:font-name="JetBrains Mono" fo:font-size="10pt" fo:font-style="normal" fo:font-weight="normal" officeooo:rsid="00020cb5" style:font-size-asian="10pt" style:font-style-asian="normal" style:font-weight-asian="normal"/>
    </style:style>
    <style:style style:name="T22" style:family="text">
      <style:text-properties fo:font-size="10pt" fo:font-style="normal" fo:font-weight="normal" officeooo:rsid="00020cb5" style:font-size-asian="10pt" style:font-style-asian="normal" style:font-weight-asian="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loext:marker-style-name="T5"/>
      <text:p text:style-name="P5">Voici une implémentation de la classe Canevas qui permet de gérer les relations entre les classes Systeme et Article en Django. Cette classe intermédiaire permettra de savoir quels articles sont utilisés par un système et inversement, en utilisant une relation many-to-many avec des informations supplémentaires si nécessaire (comme la quantité utilisée, par exemple).</text:p>
      <text:p text:style-name="P5"/>
      <text:p text:style-name="P5"/>
      <text:p text:style-name="P5"><text:span text:style-name="Source_20_Text">from django.db import models</text:span></text:p>
      <text:p text:style-name="Preformatted_20_Text"/>
      <text:p text:style-name="Preformatted_20_Text"><text:span text:style-name="Source_20_Text">class Canevas(models.Model):</text:span></text:p>
      <text:p text:style-name="Preformatted_20_Text"><text:span text:style-name="Source_20_Text"><text:s text:c="4"/>systeme = models.ForeignKey(Systeme, on_delete=models.CASCADE, related_name='canevas')</text:span></text:p>
      <text:p text:style-name="Preformatted_20_Text"><text:span text:style-name="Source_20_Text"><text:s text:c="4"/>article = models.ForeignKey(Article, on_delete=models.CASCADE, related_name='canevas')</text:span></text:p>
      <text:p text:style-name="Preformatted_20_Text"><text:span text:style-name="Source_20_Text"><text:s text:c="4"/>quantite_utilisee = models.PositiveIntegerField(default=1) <text:s/># Exemple de champ supplémentaire</text:span></text:p>
      <text:p text:style-name="Preformatted_20_Text"/>
      <text:p text:style-name="Preformatted_20_Text"><text:span text:style-name="Source_20_Text"><text:s text:c="4"/>class Meta:</text:span></text:p>
      <text:p text:style-name="Preformatted_20_Text"><text:span text:style-name="Source_20_Text"><text:s text:c="8"/>unique_together = ('systeme', 'article') <text:s/># Pour éviter les doublons</text:span></text:p>
      <text:p text:style-name="Preformatted_20_Text"/>
      <text:p text:style-name="Preformatted_20_Text"><text:span text:style-name="Source_20_Text"><text:s text:c="4"/>def __str__(self):</text:span></text:p>
      <text:p text:style-name="P6"><text:span text:style-name="Source_20_Text"><text:s text:c="8"/>return f"{self.systeme.nom} utilise {self.article.nom} (x{self.quantite_utilisee})"</text:span></text:p>
      <text:h text:style-name="Heading_20_3" text:outline-level="3">Explications :</text:h>
      <text:list text:style-name="L1">
        <text:list-item>
          <text:p text:style-name="P22"><text:span text:style-name="Strong_20_Emphasis"><text:span text:style-name="Source_20_Text">systeme</text:span></text:span> : Clé étrangère vers la classe <text:span text:style-name="Source_20_Text">Systeme</text:span>, avec <text:span text:style-name="Source_20_Text">related_name='canevas'</text:span> pour accéder aux canevas depuis un système. </text:p>
        </text:list-item>
        <text:list-item>
          <text:p text:style-name="P22"><text:span text:style-name="Strong_20_Emphasis"><text:span text:style-name="Source_20_Text">article</text:span></text:span> : Clé étrangère vers la classe <text:span text:style-name="Source_20_Text">Article</text:span>, avec <text:span text:style-name="Source_20_Text">related_name='canevas'</text:span> pour accéder aux canevas depuis un article. </text:p>
        </text:list-item>
        <text:list-item>
          <text:p text:style-name="P22"><text:span text:style-name="Strong_20_Emphasis"><text:span text:style-name="Source_20_Text">quantite_utilisee</text:span></text:span> : Champ supplémentaire pour stocker la quantité d'articles utilisés par le système (optionnel, à adapter selon vos besoins). </text:p>
        </text:list-item>
        <text:list-item>
          <text:p text:style-name="P21"><text:span text:style-name="Strong_20_Emphasis"><text:span text:style-name="Source_20_Text">unique_together</text:span></text:span> : Assure qu'un article ne peut être associé qu'une seule fois à un système (évite les doublons). </text:p>
        </text:list-item>
      </text:list>
      <text:h text:style-name="Heading_20_3" text:outline-level="3">Utilisation :</text:h>
      <text:list text:style-name="L2">
        <text:list-item>
          <text:p text:style-name="P23">Pour accéder aux articles utilisés par un système : </text:p>
          <text:p text:style-name="P10">python </text:p>
        </text:list-item>
      </text:list>
      <text:p text:style-name="P11"/>
      <text:list text:continue-numbering="true" text:style-name="L2">
        <text:list-header>
          <text:p text:style-name="P9"><text:span text:style-name="Source_20_Text">systeme = Systeme.objects.get(pk=1)</text:span></text:p>
          <text:p text:style-name="P8"><text:span text:style-name="Source_20_Text">articles_utilises = [canevas.article for canevas in systeme.canevas.all()]</text:span></text:p>
        </text:list-header>
        <text:list-item>
          <text:p text:style-name="P23">Pour accéder aux systèmes utilisant un article : </text:p>
          <text:p text:style-name="P9">python</text:p>
          <text:p text:style-name="P7"/>
          <text:p text:style-name="P9"><text:span text:style-name="Source_20_Text">article = Article.objects.get(pk=1)</text:span></text:p>
          <text:p text:style-name="P8"><text:span text:style-name="Source_20_Text">systemes_utilisateurs = [canevas.systeme for canevas in article.canevas.all()]</text:span></text:p>
        </text:list-item>
      </text:list>
      <text:h text:style-name="Heading_20_3" text:outline-level="3">Migration :</text:h>
      <text:p text:style-name="Text_20_body">Après avoir ajouté cette classe, n'oubliez pas de créer et d'appliquer une migration :</text:p>
      <text:p text:style-name="P5"><text:soft-page-break/>bash</text:p>
      <text:p text:style-name="Preformatted_20_Text">Copier</text:p>
      <text:p text:style-name="P5"><text:span text:style-name="Source_20_Text">python manage.py makemigrations</text:span></text:p>
      <text:p text:style-name="P6"><text:span text:style-name="Source_20_Text">python manage.py migrate</text:span></text:p>
      <text:p text:style-name="P24" loext:marker-style-name="T5">Voici une implémentation complète des <text:span text:style-name="Strong_20_Emphasis">views</text:span> et <text:span text:style-name="Strong_20_Emphasis">templates</text:span> pour attribuer des <text:span text:style-name="Source_20_Text">Systeme</text:span> à un <text:span text:style-name="Source_20_Text">Article</text:span>, en filtrant les systèmes en fonction d'un <text:span text:style-name="Source_20_Text">SystemeType</text:span> sélectionné.</text:p>
      <text:section text:style-name="Sect1" text:name="fc8567f7-62f8-411d-a3fe-7c1a14fae5c6">
        <text:p text:style-name="P1"/>
        <text:h text:style-name="P2" text:outline-level="2">1. Modèles (mise à jour)</text:h>
        <text:p text:style-name="P27">Ajoutons d'abord un champ <text:span text:style-name="Source_20_Text">type</text:span> à la classe <text:span text:style-name="Source_20_Text">Systeme</text:span> pour relier chaque système à un <text:span text:style-name="Source_20_Text">SystemeType</text:span> :</text:p>
        <text:p text:style-name="P12">python</text:p>
        <text:p text:style-name="P14">Copier</text:p>
        <text:p text:style-name="P12"><text:span text:style-name="Source_20_Text">from django.db import models</text:span></text:p>
        <text:p text:style-name="P14"/>
        <text:p text:style-name="P14"><text:span text:style-name="Source_20_Text">class SystemeType(models.Model):</text:span></text:p>
        <text:p text:style-name="P14"><text:span text:style-name="Source_20_Text"><text:s text:c="4"/>nom = models.CharField(max_length=100, blank=False)</text:span></text:p>
        <text:p text:style-name="P14"/>
        <text:p text:style-name="P14"><text:span text:style-name="Source_20_Text"><text:s text:c="4"/>def __str__(self):</text:span></text:p>
        <text:p text:style-name="P14"><text:span text:style-name="Source_20_Text"><text:s text:c="8"/>return self.nom</text:span></text:p>
        <text:p text:style-name="P14"/>
        <text:p text:style-name="P14"><text:span text:style-name="Source_20_Text">class Systeme(models.Model):</text:span></text:p>
        <text:p text:style-name="P14"><text:span text:style-name="Source_20_Text"><text:s text:c="4"/>nom = models.CharField(max_length=100, blank=False)</text:span></text:p>
        <text:p text:style-name="P14"><text:span text:style-name="Source_20_Text"><text:s text:c="4"/>type = models.ForeignKey(SystemeType, on_delete=models.CASCADE, related_name='systemes')</text:span></text:p>
        <text:p text:style-name="P14"><text:span text:style-name="Source_20_Text"><text:s text:c="4"/>local = models.ForeignKey('Local', on_delete=models.CASCADE, related_name='locals')</text:span></text:p>
        <text:p text:style-name="P14"><text:span text:style-name="Source_20_Text"><text:s text:c="4"/>projet = models.ForeignKey('Projet', on_delete=models.CASCADE, related_name='batiments')</text:span></text:p>
        <text:p text:style-name="P14"/>
        <text:p text:style-name="P14"><text:span text:style-name="Source_20_Text"><text:s text:c="4"/>def __str__(self):</text:span></text:p>
        <text:p text:style-name="P14"><text:span text:style-name="Source_20_Text"><text:s text:c="8"/>return f"{self.nom} - {self.projet.mandant}"</text:span></text:p>
        <text:p text:style-name="P14"/>
        <text:p text:style-name="P14"><text:span text:style-name="Source_20_Text">class Article(models.Model):</text:span></text:p>
        <text:p text:style-name="P14"><text:span text:style-name="Source_20_Text"><text:s text:c="4"/>nom = models.CharField(max_length=100)</text:span></text:p>
        <text:p text:style-name="P14"><text:span text:style-name="Source_20_Text"><text:s text:c="4"/>groupe = models.CharField(max_length=50)</text:span></text:p>
        <text:p text:style-name="P14"><text:span text:style-name="Source_20_Text"><text:s text:c="4"/>sous_groupe = models.CharField(max_length=50)</text:span></text:p>
        <text:p text:style-name="P14"><text:span text:style-name="Source_20_Text"><text:s text:c="4"/>prix = models.DecimalField(max_digits=10, decimal_places=2, default=0)</text:span></text:p>
        <text:p text:style-name="P14"><text:span text:style-name="Source_20_Text"><text:s text:c="4"/>unite = models.CharField(max_length=20)</text:span></text:p>
        <text:p text:style-name="P14"><text:span text:style-name="Source_20_Text"><text:s text:c="4"/>qte = models.PositiveIntegerField(default=0)</text:span></text:p>
        <text:p text:style-name="P14"><text:span text:style-name="Source_20_Text"><text:s text:c="4"/>systemes = models.ManyToManyField(Systeme, related_name='articles', blank=True)</text:span></text:p>
        <text:p text:style-name="P14"/>
        <text:p text:style-name="P14"><text:span text:style-name="Source_20_Text"><text:s text:c="4"/>@property</text:span></text:p>
        <text:p text:style-name="P14"><text:span text:style-name="Source_20_Text"><text:s text:c="4"/>def montant(self):</text:span></text:p>
        <text:p text:style-name="P14"><text:span text:style-name="Source_20_Text"><text:s text:c="8"/>try:</text:span></text:p>
        <text:p text:style-name="P14"><text:span text:style-name="Source_20_Text"><text:s text:c="12"/>return float(self.prix) * int(self.qte)</text:span></text:p>
        <text:p text:style-name="P14"><text:span text:style-name="Source_20_Text"><text:s text:c="8"/>except:</text:span></text:p>
        <text:p text:style-name="P14"><text:span text:style-name="Source_20_Text"><text:s text:c="12"/>return 0</text:span></text:p>
        <text:p text:style-name="P14"/>
        <text:p text:style-name="P14"><text:span text:style-name="Source_20_Text"><text:s text:c="4"/>def __str__(self):</text:span></text:p>
        <text:p text:style-name="P15"><text:span text:style-name="Source_20_Text"><text:s text:c="8"/>return f"{self.nom} ({self.qte} {self.unite}) - {self.montant} €"</text:span></text:p>
        <text:p text:style-name="P1"/>
        <text:h text:style-name="P2" text:outline-level="2"><text:soft-page-break/>2. Views (logique de filtrage et attribution)</text:h>
        <text:p text:style-name="P27">Créons une vue pour :</text:p>
        <text:list text:style-name="L3">
          <text:list-item>
            <text:p text:style-name="P28">Afficher une liste de <text:span text:style-name="Source_20_Text">SystemeType</text:span>. </text:p>
          </text:list-item>
          <text:list-item>
            <text:p text:style-name="P28">Filtrer les <text:span text:style-name="Source_20_Text">Systeme</text:span> en fonction du <text:span text:style-name="Source_20_Text">SystemeType</text:span> sélectionné. </text:p>
          </text:list-item>
          <text:list-item>
            <text:p text:style-name="P29">Permettre l'attribution des systèmes filtrés à un <text:span text:style-name="Source_20_Text">Article</text:span>. </text:p>
          </text:list-item>
        </text:list>
        <text:h text:style-name="P3" text:outline-level="3"><text:span text:style-name="Source_20_Text">views.py</text:span></text:h>
        <text:p text:style-name="P12">python</text:p>
        <text:p text:style-name="P14">Copier</text:p>
        <text:p text:style-name="P12"><text:span text:style-name="Source_20_Text">from django.shortcuts import render, get_object_or_404, redirect</text:span></text:p>
        <text:p text:style-name="P14"><text:span text:style-name="Source_20_Text">from django.views.generic import ListView, DetailView</text:span></text:p>
        <text:p text:style-name="P14"><text:span text:style-name="Source_20_Text">from .models import Article, Systeme, SystemeType</text:span></text:p>
        <text:p text:style-name="P14"><text:span text:style-name="Source_20_Text">from .forms import ArticleSystemeForm</text:span></text:p>
        <text:p text:style-name="P14"/>
        <text:p text:style-name="P14"><text:span text:style-name="Source_20_Text">def attribuer_systemes_a_article(request, article_id):</text:span></text:p>
        <text:p text:style-name="P14"><text:span text:style-name="Source_20_Text"><text:s text:c="4"/>article = get_object_or_404(Article, pk=article_id)</text:span></text:p>
        <text:p text:style-name="P14"><text:span text:style-name="Source_20_Text"><text:s text:c="4"/>systeme_types = SystemeType.objects.all()</text:span></text:p>
        <text:p text:style-name="P14"/>
        <text:p text:style-name="P14"><text:span text:style-name="Source_20_Text"><text:s text:c="4"/>if request.method == 'POST':</text:span></text:p>
        <text:p text:style-name="P14"><text:span text:style-name="Source_20_Text"><text:s text:c="8"/>form = ArticleSystemeForm(request.POST, article=article)</text:span></text:p>
        <text:p text:style-name="P14"><text:span text:style-name="Source_20_Text"><text:s text:c="8"/>if form.is_valid():</text:span></text:p>
        <text:p text:style-name="P14"><text:span text:style-name="Source_20_Text"><text:s text:c="12"/>systeme_ids = form.cleaned_data['systemes']</text:span></text:p>
        <text:p text:style-name="P14"><text:span text:style-name="Source_20_Text"><text:s text:c="12"/>article.systemes.set(systeme_ids)</text:span></text:p>
        <text:p text:style-name="P14"><text:span text:style-name="Source_20_Text"><text:s text:c="12"/>return redirect('detail_article', pk=article_id)</text:span></text:p>
        <text:p text:style-name="P14"><text:span text:style-name="Source_20_Text"><text:s text:c="4"/>else:</text:span></text:p>
        <text:p text:style-name="P14"><text:span text:style-name="Source_20_Text"><text:s text:c="8"/>form = ArticleSystemeForm(article=article)</text:span></text:p>
        <text:p text:style-name="P14"/>
        <text:p text:style-name="P14"><text:span text:style-name="Source_20_Text"><text:s text:c="4"/>return render(request, 'attribuer_systemes.html', {</text:span></text:p>
        <text:p text:style-name="P14"><text:span text:style-name="Source_20_Text"><text:s text:c="8"/>'article': article,</text:span></text:p>
        <text:p text:style-name="P14"><text:span text:style-name="Source_20_Text"><text:s text:c="8"/>'systeme_types': systeme_types,</text:span></text:p>
        <text:p text:style-name="P14"><text:span text:style-name="Source_20_Text"><text:s text:c="8"/>'form': form,</text:span></text:p>
        <text:p text:style-name="P14"><text:span text:style-name="Source_20_Text"><text:s text:c="4"/>})</text:span></text:p>
        <text:p text:style-name="P14"/>
        <text:p text:style-name="P14"><text:span text:style-name="Source_20_Text">def filtrer_systemes_par_type(request, article_id, type_id):</text:span></text:p>
        <text:p text:style-name="P14"><text:span text:style-name="Source_20_Text"><text:s text:c="4"/>article = get_object_or_404(Article, pk=article_id)</text:span></text:p>
        <text:p text:style-name="P14"><text:span text:style-name="Source_20_Text"><text:s text:c="4"/>systeme_type = get_object_or_404(SystemeType, pk=type_id)</text:span></text:p>
        <text:p text:style-name="P14"><text:span text:style-name="Source_20_Text"><text:s text:c="4"/>systemes = Systeme.objects.filter(type=systeme_type)</text:span></text:p>
        <text:p text:style-name="P14"/>
        <text:p text:style-name="P14"><text:span text:style-name="Source_20_Text"><text:s text:c="4"/>if request.method == 'POST':</text:span></text:p>
        <text:p text:style-name="P14"><text:span text:style-name="Source_20_Text"><text:s text:c="8"/>form = ArticleSystemeForm(request.POST, article=article, systemes=systemes)</text:span></text:p>
        <text:p text:style-name="P14"><text:span text:style-name="Source_20_Text"><text:s text:c="8"/>if form.is_valid():</text:span></text:p>
        <text:p text:style-name="P14"><text:span text:style-name="Source_20_Text"><text:s text:c="12"/>systeme_ids = form.cleaned_data['systemes']</text:span></text:p>
        <text:p text:style-name="P14"><text:span text:style-name="Source_20_Text"><text:s text:c="12"/>article.systemes.set(systeme_ids)</text:span></text:p>
        <text:p text:style-name="P14"><text:span text:style-name="Source_20_Text"><text:s text:c="12"/>return redirect('detail_article', pk=article_id)</text:span></text:p>
        <text:p text:style-name="P14"><text:span text:style-name="Source_20_Text"><text:s text:c="4"/>else:</text:span></text:p>
        <text:p text:style-name="P14"><text:span text:style-name="Source_20_Text"><text:s text:c="8"/>form = ArticleSystemeForm(article=article, systemes=systemes)</text:span></text:p>
        <text:p text:style-name="P14"/>
        <text:p text:style-name="P14"><text:span text:style-name="Source_20_Text"><text:s text:c="4"/>return render(request, 'attribuer_systemes.html', {</text:span></text:p>
        <text:p text:style-name="P14"><text:span text:style-name="Source_20_Text"><text:s text:c="8"/>'article': article,</text:span></text:p>
        <text:p text:style-name="P14"><text:span text:style-name="Source_20_Text"><text:s text:c="8"/>'systeme_types': SystemeType.objects.all(),</text:span></text:p>
        <text:p text:style-name="P14"><text:span text:style-name="Source_20_Text"><text:s text:c="8"/>'systeme_type': systeme_type,</text:span></text:p>
        <text:p text:style-name="P14"><text:span text:style-name="Source_20_Text"><text:s text:c="8"/>'systemes': systemes,</text:span></text:p>
        <text:p text:style-name="P14"><text:span text:style-name="Source_20_Text"><text:s text:c="8"/>'form': form,</text:span></text:p>
        <text:p text:style-name="P15"><text:span text:style-name="Source_20_Text"><text:s text:c="4"/>})</text:span></text:p>
        <text:p text:style-name="P1"/>
        <text:h text:style-name="P2" text:outline-level="2"><text:soft-page-break/>3. Formulaire (pour la sélection des systèmes)</text:h>
        <text:p text:style-name="P27">Créons un formulaire dynamique pour sélectionner les systèmes à attribuer.</text:p>
        <text:h text:style-name="P3" text:outline-level="3"><text:span text:style-name="Source_20_Text">forms.py</text:span></text:h>
        <text:p text:style-name="P12">python</text:p>
        <text:p text:style-name="P14">Copier</text:p>
        <text:p text:style-name="P12"><text:span text:style-name="Source_20_Text">from django import forms</text:span></text:p>
        <text:p text:style-name="P14"><text:span text:style-name="Source_20_Text">from .models import Systeme, Article</text:span></text:p>
        <text:p text:style-name="P14"/>
        <text:p text:style-name="P14"><text:span text:style-name="Source_20_Text">class ArticleSystemeForm(forms.Form):</text:span></text:p>
        <text:p text:style-name="P14"><text:span text:style-name="Source_20_Text"><text:s text:c="4"/>systemes = forms.ModelMultipleChoiceField(</text:span></text:p>
        <text:p text:style-name="P14"><text:span text:style-name="Source_20_Text"><text:s text:c="8"/>queryset=Systeme.objects.none(),</text:span></text:p>
        <text:p text:style-name="P14"><text:span text:style-name="Source_20_Text"><text:s text:c="8"/>widget=forms.CheckboxSelectMultiple,</text:span></text:p>
        <text:p text:style-name="P14"><text:span text:style-name="Source_20_Text"><text:s text:c="8"/>required=False,</text:span></text:p>
        <text:p text:style-name="P14"><text:span text:style-name="Source_20_Text"><text:s text:c="4"/>)</text:span></text:p>
        <text:p text:style-name="P14"/>
        <text:p text:style-name="P14"><text:span text:style-name="Source_20_Text"><text:s text:c="4"/>def __init__(self, *args, **kwargs):</text:span></text:p>
        <text:p text:style-name="P14"><text:span text:style-name="Source_20_Text"><text:s text:c="8"/>article = kwargs.pop('article', None)</text:span></text:p>
        <text:p text:style-name="P14"><text:span text:style-name="Source_20_Text"><text:s text:c="8"/>systemes = kwargs.pop('systemes', None)</text:span></text:p>
        <text:p text:style-name="P14"><text:span text:style-name="Source_20_Text"><text:s text:c="8"/>super().__init__(*args, **kwargs)</text:span></text:p>
        <text:p text:style-name="P14"><text:span text:style-name="Source_20_Text"><text:s text:c="8"/>if systemes is not None:</text:span></text:p>
        <text:p text:style-name="P14"><text:span text:style-name="Source_20_Text"><text:s text:c="12"/>self.fields['systemes'].queryset = systemes</text:span></text:p>
        <text:p text:style-name="P14"><text:span text:style-name="Source_20_Text"><text:s text:c="8"/>elif article is not None:</text:span></text:p>
        <text:p text:style-name="P15"><text:span text:style-name="Source_20_Text"><text:s text:c="12"/>self.fields['systemes'].queryset = Systeme.objects.all()</text:span></text:p>
        <text:p text:style-name="P1"/>
        <text:h text:style-name="P2" text:outline-level="2">4. Templates (interface utilisateur)</text:h>
        <text:p text:style-name="P27">Créons un template pour afficher la liste des <text:span text:style-name="Source_20_Text">SystemeType</text:span>, filtrer les systèmes, et attribuer les systèmes sélectionnés à l'article.</text:p>
        <text:h text:style-name="P3" text:outline-level="3"><text:span text:style-name="Source_20_Text">attribuer_systemes.html</text:span></text:h>
        <text:p text:style-name="P12">html</text:p>
        <text:p text:style-name="P14">Copier</text:p>
        <text:p text:style-name="P12"><text:span text:style-name="Source_20_Text">{% extends 'base.html' %}</text:span></text:p>
        <text:p text:style-name="P14"/>
        <text:p text:style-name="P14"><text:span text:style-name="Source_20_Text">{% block content %}</text:span></text:p>
        <text:p text:style-name="P14"><text:span text:style-name="Source_20_Text">&lt;h1&gt;Attribuer des systèmes à l'article : {{ article.nom }}&lt;/h1&gt;</text:span></text:p>
        <text:p text:style-name="P14"/>
        <text:p text:style-name="P14"><text:span text:style-name="Source_20_Text">&lt;!-- Liste des types de systèmes --&gt;</text:span></text:p>
        <text:p text:style-name="P14"><text:span text:style-name="Source_20_Text">&lt;h3&gt;Filtrer par type de système :&lt;/h3&gt;</text:span></text:p>
        <text:p text:style-name="P14"><text:span text:style-name="Source_20_Text">&lt;ul&gt;</text:span></text:p>
        <text:p text:style-name="P14"><text:span text:style-name="Source_20_Text"><text:s text:c="4"/>{% for type in systeme_types %}</text:span></text:p>
        <text:p text:style-name="P14"><text:span text:style-name="Source_20_Text"><text:s text:c="4"/>&lt;li&gt;</text:span></text:p>
        <text:p text:style-name="P14"><text:span text:style-name="Source_20_Text"><text:s text:c="8"/>&lt;a href="{% url 'filtrer_systemes_par_type' article.id type.id %}"&gt;</text:span></text:p>
        <text:p text:style-name="P14"><text:span text:style-name="Source_20_Text"><text:s text:c="12"/>{{ type.nom }}</text:span></text:p>
        <text:p text:style-name="P14"><text:span text:style-name="Source_20_Text"><text:s text:c="8"/>&lt;/a&gt;</text:span></text:p>
        <text:p text:style-name="P14"><text:span text:style-name="Source_20_Text"><text:s text:c="4"/>&lt;/li&gt;</text:span></text:p>
        <text:p text:style-name="P14"><text:span text:style-name="Source_20_Text"><text:s text:c="4"/>{% endfor %}</text:span></text:p>
        <text:p text:style-name="P14"><text:span text:style-name="Source_20_Text">&lt;/ul&gt;</text:span></text:p>
        <text:p text:style-name="P14"/>
        <text:p text:style-name="P14"><text:span text:style-name="Source_20_Text">&lt;!-- Affichage des systèmes filtrés --&gt;</text:span></text:p>
        <text:p text:style-name="P14"><text:span text:style-name="Source_20_Text">{% if systeme_type %}</text:span></text:p>
        <text:p text:style-name="P14"><text:span text:style-name="Source_20_Text">&lt;h3&gt;Systèmes de type : {{ systeme_type.nom }}&lt;/h3&gt;</text:span></text:p>
        <text:p text:style-name="P14"><text:span text:style-name="Source_20_Text">{% endif %}</text:span></text:p>
        <text:p text:style-name="P14"/>
        <text:p text:style-name="P14"><text:soft-page-break/><text:span text:style-name="Source_20_Text">&lt;form method="post"&gt;</text:span></text:p>
        <text:p text:style-name="P14"><text:span text:style-name="Source_20_Text"><text:s text:c="4"/>{% csrf_token %}</text:span></text:p>
        <text:p text:style-name="P14"><text:span text:style-name="Source_20_Text"><text:s text:c="4"/>{{ form.as_p }}</text:span></text:p>
        <text:p text:style-name="P14"><text:span text:style-name="Source_20_Text"><text:s text:c="4"/>&lt;button type="submit"&gt;Attribuer les systèmes sélectionnés&lt;/button&gt;</text:span></text:p>
        <text:p text:style-name="P14"><text:span text:style-name="Source_20_Text">&lt;/form&gt;</text:span></text:p>
        <text:p text:style-name="P14"/>
        <text:p text:style-name="P14"><text:span text:style-name="Source_20_Text">&lt;a href="{% url 'detail_article' article.id %}"&gt;Retour à l'article&lt;/a&gt;</text:span></text:p>
        <text:p text:style-name="P15"><text:span text:style-name="Source_20_Text">{% endblock %}</text:span></text:p>
        <text:p text:style-name="P1"/>
        <text:h text:style-name="P2" text:outline-level="2">5. URLs (routage)</text:h>
        <text:p text:style-name="P27">Ajoutons les URLs pour accéder à ces vues.</text:p>
        <text:h text:style-name="P3" text:outline-level="3"><text:span text:style-name="Source_20_Text">urls.py</text:span></text:h>
        <text:p text:style-name="P12">python</text:p>
        <text:p text:style-name="P14">Copier</text:p>
        <text:p text:style-name="P12"><text:span text:style-name="Source_20_Text">from django.urls import path</text:span></text:p>
        <text:p text:style-name="P14"><text:span text:style-name="Source_20_Text">from . import views</text:span></text:p>
        <text:p text:style-name="P14"/>
        <text:p text:style-name="P14"><text:span text:style-name="Source_20_Text">urlpatterns = [</text:span></text:p>
        <text:p text:style-name="P14"><text:span text:style-name="Source_20_Text"><text:s text:c="4"/>path('article/&lt;int:article_id&gt;/attribuer/', views.attribuer_systemes_a_article, name='attribuer_systemes'),</text:span></text:p>
        <text:p text:style-name="P14"><text:span text:style-name="Source_20_Text"><text:s text:c="4"/>path('article/&lt;int:article_id&gt;/filtrer/&lt;int:type_id&gt;/', views.filtrer_systemes_par_type, name='filtrer_systemes_par_type'),</text:span></text:p>
        <text:p text:style-name="P14"><text:span text:style-name="Source_20_Text"><text:s text:c="4"/>path('article/&lt;int:pk&gt;/', views.DetailView.as_view(model=Article, template_name='detail_article.html'), name='detail_article'),</text:span></text:p>
        <text:p text:style-name="P15"><text:span text:style-name="Source_20_Text">]</text:span></text:p>
        <text:p text:style-name="P1"/>
        <text:h text:style-name="P2" text:outline-level="2">6. Résumé du fonctionnement</text:h>
        <text:list text:style-name="L4">
          <text:list-item>
            <text:p text:style-name="P30">L'utilisateur accède à la page d'attribution via <text:span text:style-name="Source_20_Text">/article/&lt;id&gt;/attribuer/</text:span>. </text:p>
          </text:list-item>
          <text:list-item>
            <text:p text:style-name="P30">Il voit la liste des <text:span text:style-name="Source_20_Text">SystemeType</text:span> et peut cliquer sur un type pour filtrer les systèmes. </text:p>
          </text:list-item>
          <text:list-item>
            <text:p text:style-name="P30">Les systèmes du type sélectionné s'affichent sous forme de cases à cocher. </text:p>
          </text:list-item>
          <text:list-item>
            <text:p text:style-name="P30">L'utilisateur sélectionne les systèmes à attribuer et valide le formulaire. </text:p>
          </text:list-item>
          <text:list-item>
            <text:p text:style-name="P31">Les systèmes sélectionnés sont associés à l'article. </text:p>
          </text:list-item>
        </text:list>
        <text:p text:style-name="P1"/>
        <text:h text:style-name="P3" text:outline-level="3">Points à vérifier :</text:h>
        <text:list text:style-name="L5">
          <text:list-item>
            <text:p text:style-name="P32">Assure-toi que les modèles <text:span text:style-name="Source_20_Text">Local</text:span> et <text:span text:style-name="Source_20_Text">Projet</text:span> sont bien définis et importés. </text:p>
          </text:list-item>
          <text:list-item>
            <text:p text:style-name="P33">Adapte les templates et les URLs selon la structure de ton projet. </text:p>
          </text:list-item>
        </text:list>
        <text:p text:style-name="P27">Si tu veux ajouter des fonctionnalités supplémentaires (comme la gestion des quantités), fais-le-moi savoir !</text:p>
        <text:p text:style-name="P26">08:13</text:p>
      </text:section>
      <text:section text:style-name="Sect1" text:name="81ad55ac-b755-45c5-a5ca-d5bfbbb6a62d">
        <text:p text:style-name="P19">comment faire pour s'Assure-toi que les modèles Local et Projet sont bien définis et importés</text:p>
        <text:p text:style-name="P20">08:16</text:p>
      </text:section>
      <text:section text:style-name="Sect1" text:name="95e79f10-5e0b-41af-85f0-230a7a4a42db">
        <text:p text:style-name="P25">Pour t'assurer que les modèles <text:span text:style-name="Strong_20_Emphasis"><text:span text:style-name="Source_20_Text">Local</text:span></text:span> et <text:span text:style-name="Strong_20_Emphasis"><text:span text:style-name="Source_20_Text">Projet</text:span></text:span> sont bien définis et correctement importés dans ton projet Django, voici les étapes à suivre :</text:p>
        <text:p text:style-name="P1"><text:soft-page-break/></text:p>
        <text:h text:style-name="P2" text:outline-level="2">1. <text:span text:style-name="Strong_20_Emphasis">Vérifier l'existence des modèles </text:span><text:span text:style-name="Strong_20_Emphasis"><text:span text:style-name="Source_20_Text">Local</text:span></text:span><text:span text:style-name="Strong_20_Emphasis"> et </text:span><text:span text:style-name="Strong_20_Emphasis"><text:span text:style-name="Source_20_Text">Projet</text:span></text:span></text:h>
        <text:h text:style-name="P3" text:outline-level="3">a. <text:span text:style-name="Strong_20_Emphasis">Où doivent-ils être définis ?</text:span></text:h>
        <text:p text:style-name="P27">Ces modèles doivent être définis dans un fichier <text:span text:style-name="Source_20_Text">models.py</text:span> d'une application Django (par exemple, <text:span text:style-name="Source_20_Text">batiment/models.py</text:span> si tu as une application nommée <text:span text:style-name="Source_20_Text">batiment</text:span>).</text:p>
        <text:h text:style-name="P3" text:outline-level="3">b. <text:span text:style-name="Strong_20_Emphasis">Exemple de définition minimale</text:span></text:h>
        <text:p text:style-name="P27">Voici un exemple de base pour ces deux modèles. Adapte-les selon tes besoins réels :</text:p>
        <text:h text:style-name="P4" text:outline-level="4"><text:span text:style-name="Source_20_Text">batiment/models.py</text:span> (ou l'application concernée)</text:h>
        <text:p text:style-name="P12">python</text:p>
        <text:p text:style-name="P14">Copier</text:p>
        <text:p text:style-name="P12"><text:span text:style-name="Source_20_Text">from django.db import models</text:span></text:p>
        <text:p text:style-name="P14"/>
        <text:p text:style-name="P14"><text:span text:style-name="Source_20_Text">class Projet(models.Model):</text:span></text:p>
        <text:p text:style-name="P14"><text:span text:style-name="Source_20_Text"><text:s text:c="4"/>nom = models.CharField(max_length=100)</text:span></text:p>
        <text:p text:style-name="P14"><text:span text:style-name="Source_20_Text"><text:s text:c="4"/>mandant = models.CharField(max_length=100) <text:s/># Champ utilisé dans Systeme.__str__</text:span></text:p>
        <text:p text:style-name="P14"/>
        <text:p text:style-name="P14"><text:span text:style-name="Source_20_Text"><text:s text:c="4"/>def __str__(self):</text:span></text:p>
        <text:p text:style-name="P14"><text:span text:style-name="Source_20_Text"><text:s text:c="8"/>return self.nom</text:span></text:p>
        <text:p text:style-name="P14"/>
        <text:p text:style-name="P14"><text:span text:style-name="Source_20_Text">class Local(models.Model):</text:span></text:p>
        <text:p text:style-name="P14"><text:span text:style-name="Source_20_Text"><text:s text:c="4"/>nom = models.CharField(max_length=100)</text:span></text:p>
        <text:p text:style-name="P14"><text:span text:style-name="Source_20_Text"><text:s text:c="4"/># Ajoute d'autres champs si nécessaire</text:span></text:p>
        <text:p text:style-name="P14"/>
        <text:p text:style-name="P14"><text:span text:style-name="Source_20_Text"><text:s text:c="4"/>def __str__(self):</text:span></text:p>
        <text:p text:style-name="P15"><text:span text:style-name="Source_20_Text"><text:s text:c="8"/>return self.nom</text:span></text:p>
        <text:p text:style-name="P1"/>
        <text:h text:style-name="P2" text:outline-level="2">2. <text:span text:style-name="Strong_20_Emphasis">Vérifier les imports dans </text:span><text:span text:style-name="Strong_20_Emphasis"><text:span text:style-name="Source_20_Text">Systeme</text:span></text:span></text:h>
        <text:p text:style-name="P27">Dans ton fichier où <text:span text:style-name="Source_20_Text">Systeme</text:span> est défini (par exemple, <text:span text:style-name="Source_20_Text">models.py</text:span> de la même application), assure-toi que les imports sont corrects.</text:p>
        <text:h text:style-name="P3" text:outline-level="3">Exemple :</text:h>
        <text:p text:style-name="P12">python</text:p>
        <text:p text:style-name="P14">Copier</text:p>
        <text:p text:style-name="P12"><text:span text:style-name="Source_20_Text">from django.db import models</text:span></text:p>
        <text:p text:style-name="P14"><text:span text:style-name="Source_20_Text">from batiment.models import Local, Projet <text:s/># Remplace "batiment" par le nom de ton application</text:span></text:p>
        <text:p text:style-name="P14"/>
        <text:p text:style-name="P14"><text:span text:style-name="Source_20_Text">class Systeme(models.Model):</text:span></text:p>
        <text:p text:style-name="P14"><text:span text:style-name="Source_20_Text"><text:s text:c="4"/>nom = models.CharField(max_length=100, blank=False)</text:span></text:p>
        <text:p text:style-name="P14"><text:span text:style-name="Source_20_Text"><text:s text:c="4"/>local = models.ForeignKey(Local, on_delete=models.CASCADE, related_name='locals')</text:span></text:p>
        <text:p text:style-name="P14"><text:span text:style-name="Source_20_Text"><text:s text:c="4"/>projet = models.ForeignKey(Projet, on_delete=models.CASCADE, related_name='batiments')</text:span></text:p>
        <text:p text:style-name="P14"/>
        <text:p text:style-name="P14"><text:span text:style-name="Source_20_Text"><text:s text:c="4"/>def __str__(self):</text:span></text:p>
        <text:p text:style-name="P15"><text:span text:style-name="Source_20_Text"><text:s text:c="8"/>return f"{self.nom} - {self.projet.mandant}"</text:span></text:p>
        <text:p text:style-name="P1"><text:soft-page-break/></text:p>
        <text:h text:style-name="P2" text:outline-level="2">3. <text:span text:style-name="Strong_20_Emphasis">Vérifier les migrations</text:span></text:h>
        <text:p text:style-name="P27">Après avoir défini ou modifié les modèles, il faut créer et appliquer les migrations :</text:p>
        <text:p text:style-name="P12">bash</text:p>
        <text:p text:style-name="P14">Copier</text:p>
        <text:p text:style-name="P12"><text:span text:style-name="Source_20_Text">python manage.py makemigrations</text:span></text:p>
        <text:p text:style-name="P15"><text:span text:style-name="Source_20_Text">python manage.py migrate</text:span></text:p>
        <text:p text:style-name="P1"/>
        <text:h text:style-name="P2" text:outline-level="2">4. <text:span text:style-name="Strong_20_Emphasis">Vérifier les dépendances circulaires</text:span></text:h>
        <text:p text:style-name="P27">Si <text:span text:style-name="Source_20_Text">Local</text:span> ou <text:span text:style-name="Source_20_Text">Projet</text:span> dépendent eux-mêmes d'autres modèles (par exemple, <text:span text:style-name="Source_20_Text">Systeme</text:span>), tu peux avoir une <text:span text:style-name="Strong_20_Emphasis">importation circulaire</text:span>. Pour éviter cela, utilise les <text:span text:style-name="Strong_20_Emphasis">chaînes de caractères</text:span> dans les <text:span text:style-name="Source_20_Text">ForeignKey</text:span> :</text:p>
        <text:h text:style-name="P3" text:outline-level="3">Exemple :</text:h>
        <text:p text:style-name="P12">python</text:p>
        <text:p text:style-name="P14">Copier</text:p>
        <text:p text:style-name="P12"><text:span text:style-name="Source_20_Text">class Systeme(models.Model):</text:span></text:p>
        <text:p text:style-name="P14"><text:span text:style-name="Source_20_Text"><text:s text:c="4"/>nom = models.CharField(max_length=100, blank=False)</text:span></text:p>
        <text:p text:style-name="P14"><text:span text:style-name="Source_20_Text"><text:s text:c="4"/>local = models.ForeignKey('batiment.Local', on_delete=models.CASCADE, related_name='locals')</text:span></text:p>
        <text:p text:style-name="P15"><text:span text:style-name="Source_20_Text"><text:s text:c="4"/>projet = models.ForeignKey('batiment.Projet', on_delete=models.CASCADE, related_name='batiments')</text:span></text:p>
        <text:p text:style-name="P1"/>
        <text:h text:style-name="P2" text:outline-level="2">5. <text:span text:style-name="Strong_20_Emphasis">Vérifier l'installation de l'application</text:span></text:h>
        <text:p text:style-name="P27">Assure-toi que l'application contenant <text:span text:style-name="Source_20_Text">Local</text:span> et <text:span text:style-name="Source_20_Text">Projet</text:span> (par exemple, <text:span text:style-name="Source_20_Text">batiment</text:span>) est bien ajoutée à <text:span text:style-name="Source_20_Text">INSTALLED_APPS</text:span> dans <text:span text:style-name="Source_20_Text">settings.py</text:span> :</text:p>
        <text:p text:style-name="P12">python</text:p>
        <text:p text:style-name="P14">Copier</text:p>
        <text:p text:style-name="P12"><text:span text:style-name="Source_20_Text">INSTALLED_APPS = [</text:span></text:p>
        <text:p text:style-name="P14"><text:span text:style-name="Source_20_Text"><text:s text:c="4"/>...</text:span></text:p>
        <text:p text:style-name="P14"><text:span text:style-name="Source_20_Text"><text:s text:c="4"/>'batiment', <text:s/># Remplace par le nom de ton application</text:span></text:p>
        <text:p text:style-name="P14"><text:span text:style-name="Source_20_Text"><text:s text:c="4"/>...</text:span></text:p>
        <text:p text:style-name="P15"><text:span text:style-name="Source_20_Text">]</text:span></text:p>
        <text:p text:style-name="P1"/>
        <text:h text:style-name="P2" text:outline-level="2">6. <text:span text:style-name="Strong_20_Emphasis">Tester l'import dans le shell Django</text:span></text:h>
        <text:p text:style-name="P27">Pour vérifier que tout est correctement importé, lance le shell Django :</text:p>
        <text:p text:style-name="P12">bash</text:p>
        <text:p text:style-name="P14">Copier</text:p>
        <text:p text:style-name="P13"><text:span text:style-name="Source_20_Text">python manage.py shell</text:span></text:p>
        <text:p text:style-name="P27">Puis essaie d'importer les modèles :</text:p>
        <text:p text:style-name="P12"><text:soft-page-break/>python</text:p>
        <text:p text:style-name="P14">Copier</text:p>
        <text:p text:style-name="P12"><text:span text:style-name="Source_20_Text">from batiment.models import Local, Projet</text:span></text:p>
        <text:p text:style-name="P15"><text:span text:style-name="Source_20_Text">print(Local, Projet) <text:s/># Doit afficher les classes sans erreur</text:span></text:p>
        <text:p text:style-name="P1"/>
        <text:h text:style-name="P2" text:outline-level="2">7. <text:span text:style-name="Strong_20_Emphasis">Résumé des erreurs courantes</text:span></text:h>
        <table:table table:name="Tableau1" table:style-name="Tableau1">
          <table:table-column table:style-name="Tableau1.A"/>
          <table:table-column table:style-name="Tableau1.B"/>
          <table:table-header-rows>
            <table:table-row>
              <table:table-cell table:style-name="Tableau1.A1" office:value-type="string">
                <text:p text:style-name="Table_20_Heading">Problème</text:p>
              </table:table-cell>
              <table:table-cell table:style-name="Tableau1.A1" office:value-type="string">
                <text:p text:style-name="Table_20_Heading">Solution</text:p>
              </table:table-cell>
            </table:table-row>
          </table:table-header-rows>
          <table:table-row>
            <table:table-cell table:style-name="Tableau1.A1" office:value-type="string">
              <text:p text:style-name="Table_20_Contents"><text:span text:style-name="Source_20_Text">ImportError: cannot import name 'Local'</text:span></text:p>
            </table:table-cell>
            <table:table-cell table:style-name="Tableau1.A1" office:value-type="string">
              <text:p text:style-name="Table_20_Contents">Vérifie le nom de l'application et le fichier <text:span text:style-name="Source_20_Text">models.py</text:span>.</text:p>
            </table:table-cell>
          </table:table-row>
          <text:soft-page-break/>
          <table:table-row>
            <table:table-cell table:style-name="Tableau1.A1" office:value-type="string">
              <text:p text:style-name="Table_20_Contents"><text:span text:style-name="Source_20_Text">NameError: name 'Local' is not defined</text:span></text:p>
            </table:table-cell>
            <table:table-cell table:style-name="Tableau1.A1" office:value-type="string">
              <text:p text:style-name="Table_20_Contents">Utilise <text:span text:style-name="Source_20_Text">'batiment.Local'</text:span> au lieu de <text:span text:style-name="Source_20_Text">Local</text:span> dans les <text:span text:style-name="Source_20_Text">ForeignKey</text:span>.</text:p>
            </table:table-cell>
          </table:table-row>
          <table:table-row>
            <table:table-cell table:style-name="Tableau1.A1" office:value-type="string">
              <text:p text:style-name="Table_20_Contents"><text:span text:style-name="Source_20_Text">django.core.exceptions.AppRegistryNotReady</text:span></text:p>
            </table:table-cell>
            <table:table-cell table:style-name="Tableau1.A1" office:value-type="string">
              <text:p text:style-name="Table_20_Contents">Vérifie que l'application est dans <text:span text:style-name="Source_20_Text">INSTALLED_APPS</text:span>.</text:p>
            </table:table-cell>
          </table:table-row>
          <table:table-row>
            <table:table-cell table:style-name="Tableau1.A1" office:value-type="string">
              <text:p text:style-name="Table_20_Contents"><text:span text:style-name="Source_20_Text">AttributeError: 'str' object has no attribute '_meta'</text:span></text:p>
            </table:table-cell>
            <table:table-cell table:style-name="Tableau1.A1" office:value-type="string">
              <text:p text:style-name="Table_20_Contents">Vérifie que tu n'as pas oublié de définir la classe <text:span text:style-name="Source_20_Text">Local</text:span> ou <text:span text:style-name="Source_20_Text">Projet</text:span>.</text:p>
            </table:table-cell>
          </table:table-row>
        </table:table>
        <text:p text:style-name="P1"/>
        <text:h text:style-name="P2" text:outline-level="2">8. <text:span text:style-name="Strong_20_Emphasis">Exemple complet</text:span></text:h>
        <text:p text:style-name="P27">Voici un exemple complet de <text:span text:style-name="Source_20_Text">models.py</text:span> pour une application <text:span text:style-name="Source_20_Text">batiment</text:span> :</text:p>
        <text:p text:style-name="P12">python</text:p>
        <text:p text:style-name="P14">Copier</text:p>
        <text:p text:style-name="P12"><text:span text:style-name="Source_20_Text"># batiment/models.py</text:span></text:p>
        <text:p text:style-name="P14"><text:span text:style-name="Source_20_Text">from django.db import models</text:span></text:p>
        <text:p text:style-name="P14"/>
        <text:p text:style-name="P14"><text:span text:style-name="Source_20_Text">class Projet(models.Model):</text:span></text:p>
        <text:p text:style-name="P14"><text:span text:style-name="Source_20_Text"><text:s text:c="4"/>nom = models.CharField(max_length=100)</text:span></text:p>
        <text:p text:style-name="P14"><text:span text:style-name="Source_20_Text"><text:s text:c="4"/>mandant = models.CharField(max_length=100)</text:span></text:p>
        <text:p text:style-name="P14"/>
        <text:p text:style-name="P14"><text:span text:style-name="Source_20_Text"><text:s text:c="4"/>def __str__(self):</text:span></text:p>
        <text:p text:style-name="P14"><text:span text:style-name="Source_20_Text"><text:s text:c="8"/>return self.nom</text:span></text:p>
        <text:p text:style-name="P14"/>
        <text:p text:style-name="P14"><text:span text:style-name="Source_20_Text">class Local(models.Model):</text:span></text:p>
        <text:p text:style-name="P14"><text:span text:style-name="Source_20_Text"><text:s text:c="4"/>nom = models.CharField(max_length=100)</text:span></text:p>
        <text:p text:style-name="P14"/>
        <text:p text:style-name="P14"><text:span text:style-name="Source_20_Text"><text:s text:c="4"/>def __str__(self):</text:span></text:p>
        <text:p text:style-name="P14"><text:span text:style-name="Source_20_Text"><text:s text:c="8"/>return self.nom</text:span></text:p>
        <text:p text:style-name="P14"/>
        <text:p text:style-name="P14"><text:span text:style-name="Source_20_Text"># Dans une autre application, par exemple "systeme/models.py"</text:span></text:p>
        <text:p text:style-name="P14"><text:span text:style-name="Source_20_Text">from django.db import models</text:span></text:p>
        <text:p text:style-name="P14"/>
        <text:p text:style-name="P14"><text:span text:style-name="Source_20_Text">class Systeme(models.Model):</text:span></text:p>
        <text:p text:style-name="P14"><text:span text:style-name="Source_20_Text"><text:s text:c="4"/>nom = models.CharField(max_length=100, blank=False)</text:span></text:p>
        <text:p text:style-name="P14"><text:span text:style-name="Source_20_Text"><text:s text:c="4"/>local = models.ForeignKey('batiment.Local', on_delete=models.CASCADE, related_name='locals')</text:span></text:p>
        <text:p text:style-name="P14"><text:span text:style-name="Source_20_Text"><text:s text:c="4"/>projet = models.ForeignKey('batiment.Projet', on_delete=models.CASCADE, related_name='batiments')</text:span></text:p>
        <text:p text:style-name="P14"/>
        <text:p text:style-name="P14"><text:span text:style-name="Source_20_Text"><text:s text:c="4"/>def __str__(self):</text:span></text:p>
        <text:p text:style-name="P15"><text:span text:style-name="Source_20_Text"><text:s text:c="8"/>return f"{self.nom} - {self.projet.mandant}"</text:span></text:p>
        <text:p text:style-name="P1"/>
        <text:h text:style-name="P3" text:outline-level="3">Si tu as encore des erreurs :</text:h>
        <text:list text:style-name="L6">
          <text:list-item>
            <text:p text:style-name="P34"><text:span text:style-name="Strong_20_Emphasis">Vérifie les noms des applications et des fichiers.</text:span> </text:p>
          </text:list-item>
          <text:list-item>
            <text:p text:style-name="P34"><text:span text:style-name="Strong_20_Emphasis">Assure-toi que les migrations sont à jour.</text:span> </text:p>
          </text:list-item>
          <text:list-item>
            <text:p text:style-name="P35"><text:span text:style-name="Strong_20_Emphasis">Utilise le shell Django pour tester les imports.</text:span> </text:p>
          </text:list-item>
        </text:list>
      </text:section>
      <text:p text:style-name="P18" loext:marker-style-name="T5"><text:span text:style-name="T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9T07:56:17.173695004</meta:creation-date>
    <dc:date>2026-03-19T08:23:01.003617991</dc:date>
    <meta:editing-duration>PT16M30S</meta:editing-duration>
    <meta:editing-cycles>1</meta:editing-cycles>
    <meta:document-statistic meta:table-count="1" meta:image-count="0" meta:object-count="0" meta:page-count="9" meta:paragraph-count="292" meta:word-count="1424" meta:character-count="12701" meta:non-whitespace-character-count="10850"/>
    <meta:generator>LibreOffice/24.2.7.2$Linux_X86_64 LibreOffice_project/420$Build-2</meta:generator>
  </office:meta>
</office:document-meta>
</file>